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4:00:26.298356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2T14:00:37.860661106</dc:date>
    <meta:editing-duration>PT9H17M16S</meta:editing-duration>
    <meta:editing-cycles>38</meta:editing-cycles>
    <meta:generator>LibreOffice/5.0.4.2$Linux_X86_64 LibreOffice_project/2b9802c1994aa0b7dc6079e128979269cf95bc78</meta:generator>
    <meta:print-date>2016-07-08T11:48:21.915938988</meta:print-date>
    <dc:creator>aleph </dc:creator>
    <meta:document-statistic meta:table-count="2" meta:cell-count="232" meta:object-count="0"/>
  </office:meta>
</office:document-meta>
</file>